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 style:list-style-name="L4"/>
    <style:style style:name="P2" style:family="paragraph" style:parent-style-name="Preformatted_20_Text" style:list-style-name="L4">
      <style:paragraph-properties fo:margin-top="0cm" fo:margin-bottom="0.499cm" style:contextual-spacing="false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paragraph-properties fo:margin-top="0cm" fo:margin-bottom="0cm" style:contextual-spacing="false"/>
    </style:style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Text_20_body" style:list-style-name="L3">
      <style:paragraph-properties fo:margin-top="0cm" fo:margin-bottom="0cm" style:contextual-spacing="false"/>
    </style:style>
    <style:style style:name="P8" style:family="paragraph" style:parent-style-name="Text_20_body" style:list-style-name="L4"/>
    <style:style style:name="P9" style:family="paragraph" style:parent-style-name="Text_20_body" style:list-style-name="L4">
      <style:paragraph-properties fo:margin-top="0cm" fo:margin-bottom="0cm" style:contextual-spacing="false"/>
    </style:style>
    <style:style style:name="P10" style:family="paragraph" style:parent-style-name="Text_20_body" style:list-style-name="L5"/>
    <style:style style:name="P11" style:family="paragraph" style:parent-style-name="Text_20_body" style:list-style-name="L6"/>
    <style:style style:name="P12" style:family="paragraph" style:parent-style-name="Text_20_body" style:list-style-name="L6">
      <style:paragraph-properties fo:margin-top="0cm" fo:margin-bottom="0cm" style:contextual-spacing="false"/>
    </style:style>
    <style:style style:name="P13" style:family="paragraph" style:parent-style-name="Text_20_body" style:list-style-name="L7"/>
    <style:style style:name="P14" style:family="paragraph" style:parent-style-name="Text_20_body" style:list-style-name="L7">
      <style:paragraph-properties fo:margin-top="0cm" fo:margin-bottom="0cm" style:contextual-spacing="false"/>
    </style:style>
    <style:style style:name="P15" style:family="paragraph" style:parent-style-name="Text_20_body" style:list-style-name="L8"/>
    <style:style style:name="P16" style:family="paragraph" style:parent-style-name="Text_20_body" style:list-style-name="L8">
      <style:paragraph-properties fo:margin-top="0cm" fo:margin-bottom="0cm" style:contextual-spacing="false"/>
    </style:style>
    <style:style style:name="P17" style:family="paragraph" style:parent-style-name="Text_20_body" style:list-style-name="L9"/>
    <style:style style:name="P18" style:family="paragraph" style:parent-style-name="Text_20_body" style:list-style-name="L9">
      <style:paragraph-properties fo:margin-top="0cm" fo:margin-bottom="0cm" style:contextual-spacing="false"/>
    </style:style>
    <style:style style:name="P19" style:family="paragraph" style:parent-style-name="Text_20_body" style:list-style-name="L10"/>
    <style:style style:name="P20" style:family="paragraph" style:parent-style-name="Text_20_body" style:list-style-name="L10">
      <style:paragraph-properties fo:margin-top="0cm" fo:margin-bottom="0cm" style:contextual-spacing="false"/>
    </style:style>
    <style:style style:name="P21" style:family="paragraph" style:parent-style-name="Text_20_body" style:list-style-name="L11"/>
    <style:style style:name="P22" style:family="paragraph" style:parent-style-name="Text_20_body" style:list-style-name="L11">
      <style:paragraph-properties fo:margin-top="0cm" fo:margin-bottom="0cm" style:contextual-spacing="false"/>
    </style:style>
    <style:style style:name="P23" style:family="paragraph" style:parent-style-name="Text_20_body" style:list-style-name="L12"/>
    <style:style style:name="P24" style:family="paragraph" style:parent-style-name="Text_20_body" style:list-style-name="L12">
      <style:paragraph-properties fo:margin-top="0cm" fo:margin-bottom="0cm" style:contextual-spacing="false"/>
    </style:style>
    <style:style style:name="P25" style:family="paragraph" style:parent-style-name="Text_20_body" style:list-style-name="L13"/>
    <style:style style:name="P26" style:family="paragraph" style:parent-style-name="Text_20_body" style:list-style-name="L13">
      <style:paragraph-properties fo:margin-top="0cm" fo:margin-bottom="0cm" style:contextual-spacing="false"/>
    </style:style>
    <style:style style:name="P27" style:family="paragraph" style:parent-style-name="Text_20_body" style:list-style-name="L14"/>
    <style:style style:name="P28" style:family="paragraph" style:parent-style-name="Text_20_body" style:list-style-name="L14">
      <style:paragraph-properties fo:margin-top="0cm" fo:margin-bottom="0cm" style:contextual-spacing="false"/>
    </style:style>
    <style:style style:name="P29" style:family="paragraph" style:parent-style-name="Text_20_body" style:list-style-name="L15"/>
    <style:style style:name="P30" style:family="paragraph" style:parent-style-name="Text_20_body" style:list-style-name="L15">
      <style:paragraph-properties fo:margin-top="0cm" fo:margin-bottom="0cm" style:contextual-spacing="false"/>
    </style:style>
    <style:style style:name="P31" style:family="paragraph" style:parent-style-name="Text_20_body" style:list-style-name="L16"/>
    <style:style style:name="P32" style:family="paragraph" style:parent-style-name="Text_20_body" style:list-style-name="L16">
      <style:paragraph-properties fo:margin-top="0cm" fo:margin-bottom="0cm" style:contextual-spacing="false"/>
    </style:style>
    <style:style style:name="P33" style:family="paragraph" style:parent-style-name="Text_20_body" style:list-style-name="L17"/>
    <style:style style:name="P34" style:family="paragraph" style:parent-style-name="Text_20_body" style:list-style-name="L17">
      <style:paragraph-properties fo:margin-top="0cm" fo:margin-bottom="0cm" style:contextual-spacing="false"/>
    </style:style>
    <style:style style:name="P35" style:family="paragraph" style:parent-style-name="Text_20_body" style:list-style-name="L18"/>
    <style:style style:name="P36" style:family="paragraph" style:parent-style-name="Text_20_body" style:list-style-name="L18">
      <style:paragraph-properties fo:margin-top="0cm" fo:margin-bottom="0cm" style:contextual-spacing="false"/>
    </style:style>
    <style:style style:name="P37" style:family="paragraph" style:parent-style-name="Text_20_body" style:list-style-name="L19"/>
    <style:style style:name="P38" style:family="paragraph" style:parent-style-name="Text_20_body" style:list-style-name="L19">
      <style:paragraph-properties fo:margin-top="0cm" fo:margin-bottom="0cm" style:contextual-spacing="false"/>
    </style:style>
    <style:style style:name="P39" style:family="paragraph" style:parent-style-name="Text_20_body" style:list-style-name="L20"/>
    <style:style style:name="P40" style:family="paragraph" style:parent-style-name="Text_20_body" style:list-style-name="L21"/>
    <style:style style:name="P41" style:family="paragraph" style:parent-style-name="Text_20_body" style:list-style-name="L21">
      <style:paragraph-properties fo:margin-top="0cm" fo:margin-bottom="0cm" style:contextual-spacing="false"/>
    </style:style>
    <style:style style:name="P42" style:family="paragraph" style:parent-style-name="Text_20_body" style:list-style-name="L22"/>
    <style:style style:name="P43" style:family="paragraph" style:parent-style-name="Text_20_body" style:list-style-name="L22">
      <style:paragraph-properties fo:margin-top="0cm" fo:margin-bottom="0cm" style:contextual-spacing="false"/>
    </style:style>
    <style:style style:name="P44" style:family="paragraph" style:parent-style-name="Text_20_body" style:list-style-name="L23"/>
    <style:style style:name="P45" style:family="paragraph" style:parent-style-name="Text_20_body" style:list-style-name="L24"/>
    <style:style style:name="P46" style:family="paragraph" style:parent-style-name="Text_20_body" style:list-style-name="L24">
      <style:paragraph-properties fo:margin-top="0cm" fo:margin-bottom="0cm" style:contextual-spacing="false"/>
    </style:style>
    <style:style style:name="P47" style:family="paragraph" style:parent-style-name="Text_20_body" style:list-style-name="L25"/>
    <style:style style:name="P48" style:family="paragraph" style:parent-style-name="Text_20_body" style:list-style-name="L25">
      <style:paragraph-properties fo:margin-top="0cm" fo:margin-bottom="0cm" style:contextual-spacing="false"/>
    </style:style>
    <style:style style:name="P49" style:family="paragraph" style:parent-style-name="Text_20_body" style:list-style-name="L26"/>
    <style:style style:name="P50" style:family="paragraph" style:parent-style-name="Text_20_body" style:list-style-name="L26">
      <style:paragraph-properties fo:margin-top="0cm" fo:margin-bottom="0cm" style:contextual-spacing="false"/>
    </style:style>
    <style:style style:name="P51" style:family="paragraph" style:parent-style-name="Text_20_body" style:list-style-name="L27"/>
    <style:style style:name="P52" style:family="paragraph" style:parent-style-name="Text_20_body" style:list-style-name="L27">
      <style:paragraph-properties fo:margin-top="0cm" fo:margin-bottom="0cm" style:contextual-spacing="false"/>
    </style:style>
    <style:style style:name="P53" style:family="paragraph" style:parent-style-name="Text_20_body" style:list-style-name="L28"/>
    <style:style style:name="P54" style:family="paragraph" style:parent-style-name="Text_20_body" style:list-style-name="L28">
      <style:paragraph-properties fo:margin-top="0cm" fo:margin-bottom="0cm" style:contextual-spacing="false"/>
    </style:style>
    <style:style style:name="P55" style:family="paragraph" style:parent-style-name="Text_20_body" style:list-style-name="L29"/>
    <style:style style:name="P56" style:family="paragraph" style:parent-style-name="Text_20_body" style:list-style-name="L29">
      <style:paragraph-properties fo:margin-top="0cm" fo:margin-bottom="0cm" style:contextual-spacing="false"/>
    </style:style>
    <style:style style:name="P57" style:family="paragraph" style:parent-style-name="Text_20_body" style:list-style-name="L30"/>
    <style:style style:name="P58" style:family="paragraph" style:parent-style-name="Text_20_body" style:list-style-name="L30">
      <style:paragraph-properties fo:margin-top="0cm" fo:margin-bottom="0cm" style:contextual-spacing="false"/>
    </style:style>
    <style:style style:name="P59" style:family="paragraph" style:parent-style-name="Text_20_body" style:list-style-name="L31"/>
    <style:style style:name="P60" style:family="paragraph" style:parent-style-name="Text_20_body" style:list-style-name="L31">
      <style:paragraph-properties fo:margin-top="0cm" fo:margin-bottom="0cm" style:contextual-spacing="false"/>
    </style:style>
    <style:style style:name="P61" style:family="paragraph" style:parent-style-name="Text_20_body" style:list-style-name="L32"/>
    <style:style style:name="P62" style:family="paragraph" style:parent-style-name="Text_20_body" style:list-style-name="L32">
      <style:paragraph-properties fo:margin-top="0cm" fo:margin-bottom="0cm" style:contextual-spacing="false"/>
    </style:style>
    <style:style style:name="P63" style:family="paragraph" style:parent-style-name="Text_20_body" style:list-style-name="L33"/>
    <style:style style:name="P64" style:family="paragraph" style:parent-style-name="Text_20_body" style:list-style-name="L33">
      <style:paragraph-properties fo:margin-top="0cm" fo:margin-bottom="0cm" style:contextual-spacing="false"/>
    </style:style>
    <style:style style:name="P65" style:family="paragraph" style:parent-style-name="Text_20_body" style:list-style-name="L34"/>
    <style:style style:name="P66" style:family="paragraph" style:parent-style-name="Text_20_body" style:list-style-name="L34">
      <style:paragraph-properties fo:margin-top="0cm" fo:margin-bottom="0cm" style:contextual-spacing="false"/>
    </style:style>
    <style:style style:name="P67" style:family="paragraph" style:parent-style-name="Text_20_body" style:list-style-name="L35"/>
    <style:style style:name="P68" style:family="paragraph" style:parent-style-name="Text_20_body" style:list-style-name="L35">
      <style:paragraph-properties fo:margin-top="0cm" fo:margin-bottom="0cm" style:contextual-spacing="false"/>
    </style:style>
    <style:style style:name="P69" style:family="paragraph" style:parent-style-name="Text_20_body" style:list-style-name="L36"/>
    <style:style style:name="P70" style:family="paragraph" style:parent-style-name="Text_20_body" style:list-style-name="L36">
      <style:paragraph-properties fo:margin-top="0cm" fo:margin-bottom="0cm" style:contextual-spacing="false"/>
    </style:style>
    <style:style style:name="P71" style:family="paragraph" style:parent-style-name="Text_20_body" style:list-style-name="L37"/>
    <style:style style:name="P72" style:family="paragraph" style:parent-style-name="Text_20_body" style:list-style-name="L37">
      <style:paragraph-properties fo:margin-top="0cm" fo:margin-bottom="0cm" style:contextual-spacing="false"/>
    </style:style>
    <style:style style:name="P73" style:family="paragraph" style:parent-style-name="Text_20_body" style:list-style-name="L38"/>
    <style:style style:name="P74" style:family="paragraph" style:parent-style-name="Text_20_body" style:list-style-name="L39"/>
    <style:style style:name="P75" style:family="paragraph" style:parent-style-name="Text_20_body" style:list-style-name="L39">
      <style:paragraph-properties fo:margin-top="0cm" fo:margin-bottom="0cm" style:contextual-spacing="false"/>
    </style:style>
    <style:style style:name="P76" style:family="paragraph" style:parent-style-name="Text_20_body" style:list-style-name="L40"/>
    <style:style style:name="P77" style:family="paragraph" style:parent-style-name="Text_20_body" style:list-style-name="L40">
      <style:paragraph-properties fo:margin-top="0cm" fo:margin-bottom="0cm" style:contextual-spacing="false"/>
    </style:style>
    <style:style style:name="P78" style:family="paragraph" style:parent-style-name="Text_20_body" style:list-style-name="L41"/>
    <style:style style:name="P79" style:family="paragraph" style:parent-style-name="Text_20_body" style:list-style-name="L41">
      <style:paragraph-properties fo:margin-top="0cm" fo:margin-bottom="0cm" style:contextual-spacing="false"/>
    </style:style>
    <style:style style:name="P80" style:family="paragraph" style:parent-style-name="Text_20_body" style:list-style-name="L42"/>
    <style:style style:name="P81" style:family="paragraph" style:parent-style-name="Text_20_body" style:list-style-name="L42">
      <style:paragraph-properties fo:margin-top="0cm" fo:margin-bottom="0cm" style:contextual-spacing="false"/>
    </style:style>
    <style:style style:name="P82" style:family="paragraph" style:parent-style-name="Text_20_body" style:list-style-name="L43"/>
    <style:style style:name="P83" style:family="paragraph" style:parent-style-name="Text_20_body" style:list-style-name="L43">
      <style:paragraph-properties fo:margin-top="0cm" fo:margin-bottom="0cm" style:contextual-spacing="false"/>
    </style:style>
    <style:style style:name="P84" style:family="paragraph" style:parent-style-name="Text_20_body" style:list-style-name="L44"/>
    <style:style style:name="P85" style:family="paragraph" style:parent-style-name="Text_20_body" style:list-style-name="L44">
      <style:paragraph-properties fo:margin-top="0cm" fo:margin-bottom="0cm" style:contextual-spacing="false"/>
    </style:style>
    <style:style style:name="P86" style:family="paragraph" style:parent-style-name="Text_20_body" style:list-style-name="L45"/>
    <style:style style:name="P87" style:family="paragraph" style:parent-style-name="Text_20_body" style:list-style-name="L45">
      <style:paragraph-properties fo:margin-top="0cm" fo:margin-bottom="0cm" style:contextual-spacing="false"/>
    </style:style>
    <style:style style:name="P88" style:family="paragraph" style:parent-style-name="Text_20_body" style:list-style-name="L46"/>
    <style:style style:name="P89" style:family="paragraph" style:parent-style-name="Text_20_body" style:list-style-name="L46">
      <style:paragraph-properties fo:margin-top="0cm" fo:margin-bottom="0cm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Linux Migration Tool.</text:p>
      <text:p text:style-name="Horizontal_20_Line"/>
      <text:h text:style-name="Heading_20_2" text:outline-level="2">1. Main Menu</text:h>
      <text:p text:style-name="Text_20_body"><text:span text:style-name="Strong_20_Emphasis">Purpose:</text:span><text:line-break/>Introduce the tool and let the user choose the desired operation.</text:p>
      <text:p text:style-name="Text_20_body"><text:span text:style-name="Strong_20_Emphasis">Content &amp; Layout:</text:span></text:p>
      <text:list text:style-name="L1">
        <text:list-item>
          <text:p text:style-name="P4"><text:span text:style-name="Strong_20_Emphasis">Header:</text:span> </text:p>
          <text:list>
            <text:list-item>
              <text:p text:style-name="P4">Display a banner with the application name (e.g., “Linux Migration Tool”) using formatted text. </text:p>
            </text:list-item>
          </text:list>
        </text:list-item>
        <text:list-item>
          <text:p text:style-name="P4"><text:span text:style-name="Strong_20_Emphasis">Brief Introduction:</text:span> </text:p>
          <text:list>
            <text:list-item>
              <text:p text:style-name="P4">A short description that explains the tool’s purpose (migrate files, configurations, and applications via USB). </text:p>
            </text:list-item>
          </text:list>
        </text:list-item>
        <text:list-item>
          <text:p text:style-name="P4"><text:span text:style-name="Strong_20_Emphasis">Options List:</text:span> </text:p>
          <text:list>
            <text:list-item>
              <text:p text:style-name="P4"><text:span text:style-name="Strong_20_Emphasis">Export Backup</text:span> – Create a backup from the current system. </text:p>
            </text:list-item>
            <text:list-item>
              <text:p text:style-name="P4"><text:span text:style-name="Strong_20_Emphasis">Import Restore</text:span> – Restore data from an existing migration bundle. </text:p>
            </text:list-item>
            <text:list-item>
              <text:p text:style-name="P4"><text:span text:style-name="Strong_20_Emphasis">Help/Instructions</text:span> – View detailed usage instructions. </text:p>
            </text:list-item>
            <text:list-item>
              <text:p text:style-name="P3"><text:span text:style-name="Strong_20_Emphasis">Exit</text:span> – Terminate the application. </text:p>
            </text:list-item>
          </text:list>
        </text:list-item>
      </text:list>
      <text:p text:style-name="Text_20_body"><text:span text:style-name="Strong_20_Emphasis">User Interaction:</text:span></text:p>
      <text:list text:style-name="L2">
        <text:list-item>
          <text:p text:style-name="P5">The user selects an option by entering the corresponding number. </text:p>
        </text:list-item>
      </text:list>
      <text:p text:style-name="Text_20_body"><text:span text:style-name="Strong_20_Emphasis">Technical Details:</text:span></text:p>
      <text:list text:style-name="L3">
        <text:list-item>
          <text:p text:style-name="P7"><text:span text:style-name="Strong_20_Emphasis">Input Handling:</text:span> </text:p>
          <text:list>
            <text:list-item>
              <text:p text:style-name="P7">Use standard input (stdin) to capture user choices. </text:p>
            </text:list-item>
          </text:list>
        </text:list-item>
        <text:list-item>
          <text:p text:style-name="P7"><text:span text:style-name="Strong_20_Emphasis">Navigation:</text:span> </text:p>
          <text:list>
            <text:list-item>
              <text:p text:style-name="P6">Based on the selection, the application routes to the corresponding module (e.g., export or import). </text:p>
            </text:list-item>
          </text:list>
        </text:list-item>
      </text:list>
      <text:p text:style-name="Horizontal_20_Line"/>
      <text:h text:style-name="Heading_20_2" text:outline-level="2">2. Export Flow</text:h>
      <text:h text:style-name="Heading_20_3" text:outline-level="3">A. USB Drive Detection &amp; Selection</text:h>
      <text:p text:style-name="Text_20_body"><text:span text:style-name="Strong_20_Emphasis">Purpose:</text:span><text:line-break/>Identify available USB drives and let the user choose the correct one for saving the backup.</text:p>
      <text:p text:style-name="Text_20_body"><text:span text:style-name="Strong_20_Emphasis">Content &amp; Layout:</text:span></text:p>
      <text:list text:style-name="L4">
        <text:list-item>
          <text:p text:style-name="P9"><text:span text:style-name="Strong_20_Emphasis">List Detected USB Drives:</text:span> </text:p>
          <text:list>
            <text:list-item>
              <text:p text:style-name="P9">Display a numbered list with details (e.g., drive label, mount point, available free space). </text:p>
            </text:list-item>
            <text:list-item>
              <text:p text:style-name="P8">Example text: </text:p>
              <text:p text:style-name="P1"><text:span text:style-name="Source_20_Text">1. USB Drive "MY_BACKUP" (Mounted at /media/my_backup, Free Space: 16GB)</text:span></text:p>
              <text:p text:style-name="P2"><text:soft-page-break/><text:span text:style-name="Source_20_Text">2. USB Drive "WORK_USB" <text:s text:c="2"/>(Mounted at /media/work_usb, Free Space: 8GB)</text:span></text:p>
            </text:list-item>
          </text:list>
        </text:list-item>
        <text:list-item>
          <text:p text:style-name="P9"><text:span text:style-name="Strong_20_Emphasis">Prompt:</text:span> </text:p>
          <text:list>
            <text:list-item>
              <text:p text:style-name="P8">“Please enter the number of the USB drive you want to use.” </text:p>
            </text:list-item>
          </text:list>
        </text:list-item>
      </text:list>
      <text:p text:style-name="Text_20_body"><text:span text:style-name="Strong_20_Emphasis">User Interaction:</text:span></text:p>
      <text:list text:style-name="L5">
        <text:list-item>
          <text:p text:style-name="P10">The user types the number corresponding to their desired USB drive. </text:p>
        </text:list-item>
      </text:list>
      <text:p text:style-name="Text_20_body"><text:span text:style-name="Strong_20_Emphasis">Technical Details:</text:span></text:p>
      <text:list text:style-name="L6">
        <text:list-item>
          <text:p text:style-name="P12"><text:span text:style-name="Strong_20_Emphasis">USB Detection:</text:span> </text:p>
          <text:list>
            <text:list-item>
              <text:p text:style-name="P12">Use system-level utilities or a library (e.g., scanning <text:span text:style-name="Source_20_Text">/media</text:span>, <text:span text:style-name="Source_20_Text">/mnt</text:span>) to detect mounted USB drives. </text:p>
            </text:list-item>
          </text:list>
        </text:list-item>
        <text:list-item>
          <text:p text:style-name="P12"><text:span text:style-name="Strong_20_Emphasis">Display Data:</text:span> </text:p>
          <text:list>
            <text:list-item>
              <text:p text:style-name="P12">Retrieve drive information (using commands like <text:span text:style-name="Source_20_Text">df -h</text:span> for available space). </text:p>
            </text:list-item>
          </text:list>
        </text:list-item>
        <text:list-item>
          <text:p text:style-name="P12"><text:span text:style-name="Strong_20_Emphasis">Input Validation:</text:span> </text:p>
          <text:list>
            <text:list-item>
              <text:p text:style-name="P11">Ensure the entered number corresponds to one of the detected drives. </text:p>
            </text:list-item>
          </text:list>
        </text:list-item>
      </text:list>
      <text:h text:style-name="Heading_20_3" text:outline-level="3">B. USB Drive Confirmation (Export)</text:h>
      <text:p text:style-name="Text_20_body"><text:span text:style-name="Strong_20_Emphasis">Purpose:</text:span><text:line-break/>Confirm the selected USB drive with the user.</text:p>
      <text:p text:style-name="Text_20_body"><text:span text:style-name="Strong_20_Emphasis">Content &amp; Layout:</text:span></text:p>
      <text:list text:style-name="L7">
        <text:list-item>
          <text:p text:style-name="P14">Display the details of the selected drive (name, mount point, free space). </text:p>
        </text:list-item>
        <text:list-item>
          <text:p text:style-name="P14"><text:span text:style-name="Strong_20_Emphasis">Prompt:</text:span> </text:p>
          <text:list>
            <text:list-item>
              <text:p text:style-name="P13">“Is this the correct drive to use for backup? [Y] Yes / [N] No.” </text:p>
            </text:list-item>
          </text:list>
        </text:list-item>
      </text:list>
      <text:p text:style-name="Text_20_body"><text:span text:style-name="Strong_20_Emphasis">User Interaction:</text:span></text:p>
      <text:list text:style-name="L8">
        <text:list-item>
          <text:p text:style-name="P16">User confirms with Y/N. </text:p>
        </text:list-item>
        <text:list-item>
          <text:p text:style-name="P15">If “N” is selected, return to USB Drive Detection. </text:p>
        </text:list-item>
      </text:list>
      <text:p text:style-name="Text_20_body"><text:span text:style-name="Strong_20_Emphasis">Technical Details:</text:span></text:p>
      <text:list text:style-name="L9">
        <text:list-item>
          <text:p text:style-name="P18"><text:span text:style-name="Strong_20_Emphasis">Simple Comparison:</text:span> </text:p>
          <text:list>
            <text:list-item>
              <text:p text:style-name="P17">Check if the user input is “Y” or “N” and branch accordingly. </text:p>
            </text:list-item>
          </text:list>
        </text:list-item>
      </text:list>
      <text:h text:style-name="Heading_20_3" text:outline-level="3">C. File &amp; Folder Selection (Export)</text:h>
      <text:p text:style-name="Text_20_body"><text:span text:style-name="Strong_20_Emphasis">Purpose:</text:span><text:line-break/>Let the user choose which files and folders (and hidden configuration files) to include in the backup.</text:p>
      <text:p text:style-name="Text_20_body"><text:span text:style-name="Strong_20_Emphasis">Content &amp; Layout:</text:span></text:p>
      <text:list text:style-name="L10">
        <text:list-item>
          <text:p text:style-name="P20"><text:span text:style-name="Strong_20_Emphasis">Default Recommendation Screen:</text:span> </text:p>
          <text:list>
            <text:list-item>
              <text:p text:style-name="P20">Display a list of common folders (Documents, Pictures, Music, Downloads) and hidden configuration files (e.g., <text:span text:style-name="Source_20_Text">.bashrc</text:span>, <text:span text:style-name="Source_20_Text">.vimrc</text:span>). </text:p>
            </text:list-item>
            <text:list-item>
              <text:p text:style-name="P20">Recommended defaults (Yes/No for each). </text:p>
            </text:list-item>
            <text:list-item>
              <text:p text:style-name="P19">Prompt: “Would you like to use the recommended selections? [Y] Yes / [N] No.” </text:p>
            </text:list-item>
          </text:list>
        </text:list-item>
      </text:list>
      <text:p text:style-name="Text_20_body"><text:soft-page-break/><text:span text:style-name="Strong_20_Emphasis">User Interaction:</text:span></text:p>
      <text:list text:style-name="L11">
        <text:list-item>
          <text:p text:style-name="P22">If “Y,” move forward with defaults. </text:p>
        </text:list-item>
        <text:list-item>
          <text:p text:style-name="P21">If “N,” move to a customization screen where each item is prompted individually (e.g., “Include Documents? [Y/N]”). </text:p>
        </text:list-item>
      </text:list>
      <text:p text:style-name="Text_20_body"><text:span text:style-name="Strong_20_Emphasis">Technical Details:</text:span></text:p>
      <text:list text:style-name="L12">
        <text:list-item>
          <text:p text:style-name="P24"><text:span text:style-name="Strong_20_Emphasis">File System Scanning:</text:span> </text:p>
          <text:list>
            <text:list-item>
              <text:p text:style-name="P24">Use file I/O libraries (in Python, C, etc.) to scan the user’s home directory. </text:p>
            </text:list-item>
          </text:list>
        </text:list-item>
        <text:list-item>
          <text:p text:style-name="P24"><text:span text:style-name="Strong_20_Emphasis">Defaults:</text:span> </text:p>
          <text:list>
            <text:list-item>
              <text:p text:style-name="P24">Hardcode common directories and patterns for hidden files. </text:p>
            </text:list-item>
          </text:list>
        </text:list-item>
        <text:list-item>
          <text:p text:style-name="P24"><text:span text:style-name="Strong_20_Emphasis">User Input:</text:span> </text:p>
          <text:list>
            <text:list-item>
              <text:p text:style-name="P23">Capture responses for each folder and store selections in a configuration structure. </text:p>
            </text:list-item>
          </text:list>
        </text:list-item>
      </text:list>
      <text:h text:style-name="Heading_20_3" text:outline-level="3">D. Application List Backup (Export)</text:h>
      <text:p text:style-name="Text_20_body"><text:span text:style-name="Strong_20_Emphasis">Purpose:</text:span><text:line-break/>Detect and save a list of user-installed applications.</text:p>
      <text:p text:style-name="Text_20_body"><text:span text:style-name="Strong_20_Emphasis">Content &amp; Layout:</text:span></text:p>
      <text:list text:style-name="L13">
        <text:list-item>
          <text:p text:style-name="P26">Display a summary such as “We have detected 45 user-installed applications.” </text:p>
        </text:list-item>
        <text:list-item>
          <text:p text:style-name="P25">Prompt: “Would you like to include all applications in your backup? [Y] Yes / [N] No.” </text:p>
        </text:list-item>
      </text:list>
      <text:p text:style-name="Text_20_body"><text:span text:style-name="Strong_20_Emphasis">User Interaction:</text:span></text:p>
      <text:list text:style-name="L14">
        <text:list-item>
          <text:p text:style-name="P28">If “Y,” include all. </text:p>
        </text:list-item>
        <text:list-item>
          <text:p text:style-name="P27">If “N,” present a list for customization. </text:p>
        </text:list-item>
      </text:list>
      <text:p text:style-name="Text_20_body"><text:span text:style-name="Strong_20_Emphasis">Technical Details:</text:span></text:p>
      <text:list text:style-name="L15">
        <text:list-item>
          <text:p text:style-name="P30"><text:span text:style-name="Strong_20_Emphasis">Package Manager Detection:</text:span> </text:p>
          <text:list>
            <text:list-item>
              <text:p text:style-name="P30"><text:span text:style-name="Strong_20_Emphasis">Use the </text:span><text:span text:style-name="Strong_20_Emphasis"><text:span text:style-name="Source_20_Text">which</text:span></text:span><text:span text:style-name="Strong_20_Emphasis"> command:</text:span> </text:p>
              <text:list>
                <text:list-item>
                  <text:p text:style-name="P30">Execute commands like <text:span text:style-name="Source_20_Text">which apt</text:span>, <text:span text:style-name="Source_20_Text">which dnf</text:span>, <text:span text:style-name="Source_20_Text">which pacman</text:span> to detect the native package manager. </text:p>
                </text:list-item>
              </text:list>
            </text:list-item>
          </text:list>
        </text:list-item>
        <text:list-item>
          <text:p text:style-name="P30"><text:span text:style-name="Strong_20_Emphasis">Query Installed Packages:</text:span> </text:p>
          <text:list>
            <text:list-item>
              <text:p text:style-name="P30">Depending on the detected package manager, run a command (e.g., <text:span text:style-name="Source_20_Text">dpkg --get-selections</text:span>, <text:span text:style-name="Source_20_Text">rpm -qa</text:span>, or <text:span text:style-name="Source_20_Text">pacman -Q</text:span>) to get a list of user-installed applications. </text:p>
            </text:list-item>
          </text:list>
        </text:list-item>
        <text:list-item>
          <text:p text:style-name="P30"><text:span text:style-name="Strong_20_Emphasis">Parsing &amp; Storage:</text:span> </text:p>
          <text:list>
            <text:list-item>
              <text:p text:style-name="P29">Parse the output and save it as a plain text file in the migration bundle. </text:p>
            </text:list-item>
          </text:list>
        </text:list-item>
      </text:list>
      <text:h text:style-name="Heading_20_3" text:outline-level="3">E. Summary &amp; Confirmation of Backup Details (Export)</text:h>
      <text:p text:style-name="Text_20_body"><text:span text:style-name="Strong_20_Emphasis">Purpose:</text:span><text:line-break/>Review all selections before starting the backup process.</text:p>
      <text:p text:style-name="Text_20_body"><text:span text:style-name="Strong_20_Emphasis">Content &amp; Layout:</text:span></text:p>
      <text:list text:style-name="L16">
        <text:list-item>
          <text:p text:style-name="P32">Show a comprehensive summary: </text:p>
          <text:list>
            <text:list-item>
              <text:p text:style-name="P32">Selected files/folders. </text:p>
            </text:list-item>
            <text:list-item>
              <text:p text:style-name="P32">Application list count (or customized list). </text:p>
            </text:list-item>
            <text:list-item>
              <text:p text:style-name="P32"><text:soft-page-break/>Estimated backup size. </text:p>
            </text:list-item>
            <text:list-item>
              <text:p text:style-name="P32">Destination USB drive details. </text:p>
            </text:list-item>
          </text:list>
        </text:list-item>
        <text:list-item>
          <text:p text:style-name="P32"><text:span text:style-name="Strong_20_Emphasis">Prompt:</text:span> </text:p>
          <text:list>
            <text:list-item>
              <text:p text:style-name="P31">“Proceed with backup? [Y] Yes / [N] No.” </text:p>
            </text:list-item>
          </text:list>
        </text:list-item>
      </text:list>
      <text:p text:style-name="Text_20_body"><text:span text:style-name="Strong_20_Emphasis">User Interaction:</text:span></text:p>
      <text:list text:style-name="L17">
        <text:list-item>
          <text:p text:style-name="P34">On confirmation (“Y”), proceed to backup. </text:p>
        </text:list-item>
        <text:list-item>
          <text:p text:style-name="P33">On cancellation (“N”), allow return to the main menu or previous screen. </text:p>
        </text:list-item>
      </text:list>
      <text:p text:style-name="Text_20_body"><text:span text:style-name="Strong_20_Emphasis">Technical Details:</text:span></text:p>
      <text:list text:style-name="L18">
        <text:list-item>
          <text:p text:style-name="P36"><text:span text:style-name="Strong_20_Emphasis">Size Calculation:</text:span> </text:p>
          <text:list>
            <text:list-item>
              <text:p text:style-name="P36">Use file I/O and system calls (like <text:span text:style-name="Source_20_Text">du -sh</text:span>) to estimate backup size. </text:p>
            </text:list-item>
          </text:list>
        </text:list-item>
        <text:list-item>
          <text:p text:style-name="P36"><text:span text:style-name="Strong_20_Emphasis">Confirmation Handling:</text:span> </text:p>
          <text:list>
            <text:list-item>
              <text:p text:style-name="P35">Validate the final user input and trigger the backup process. </text:p>
            </text:list-item>
          </text:list>
        </text:list-item>
      </text:list>
      <text:h text:style-name="Heading_20_3" text:outline-level="3">F. Backup Progress &amp; Completion (Export)</text:h>
      <text:p text:style-name="Text_20_body"><text:span text:style-name="Strong_20_Emphasis">Purpose:</text:span><text:line-break/>Show progress during backup and confirm completion.</text:p>
      <text:p text:style-name="Text_20_body"><text:span text:style-name="Strong_20_Emphasis">Content &amp; Layout:</text:span></text:p>
      <text:list text:style-name="L19">
        <text:list-item>
          <text:p text:style-name="P38">A progress screen with status messages: </text:p>
          <text:list>
            <text:list-item>
              <text:p text:style-name="P38">“Backing up Documents…” </text:p>
            </text:list-item>
            <text:list-item>
              <text:p text:style-name="P38">“Packaging Application List…” </text:p>
            </text:list-item>
          </text:list>
        </text:list-item>
        <text:list-item>
          <text:p text:style-name="P38">Final message: “Backup complete! Your migration bundle has been saved to [USB Drive details].” </text:p>
        </text:list-item>
        <text:list-item>
          <text:p text:style-name="P37">Prompt: “Press any key to return to the Main Menu.” </text:p>
        </text:list-item>
      </text:list>
      <text:p text:style-name="Text_20_body"><text:span text:style-name="Strong_20_Emphasis">User Interaction:</text:span></text:p>
      <text:list text:style-name="L20">
        <text:list-item>
          <text:p text:style-name="P39">The user sees progress updates and then confirms by pressing a key when done. </text:p>
        </text:list-item>
      </text:list>
      <text:p text:style-name="Text_20_body"><text:span text:style-name="Strong_20_Emphasis">Technical Details:</text:span></text:p>
      <text:list text:style-name="L21">
        <text:list-item>
          <text:p text:style-name="P41"><text:span text:style-name="Strong_20_Emphasis">Progress Updates:</text:span> </text:p>
          <text:list>
            <text:list-item>
              <text:p text:style-name="P41">Use logging or stdout updates to show progress. </text:p>
            </text:list-item>
          </text:list>
        </text:list-item>
        <text:list-item>
          <text:p text:style-name="P41"><text:span text:style-name="Strong_20_Emphasis">Backup Creation:</text:span> </text:p>
          <text:list>
            <text:list-item>
              <text:p text:style-name="P41">Use tar (or a similar compression tool) to package selected files. </text:p>
            </text:list-item>
            <text:list-item>
              <text:p text:style-name="P41">Ensure file permissions are preserved (e.g., with tar’s <text:span text:style-name="Source_20_Text">-p</text:span> option). </text:p>
            </text:list-item>
          </text:list>
        </text:list-item>
        <text:list-item>
          <text:p text:style-name="P41"><text:span text:style-name="Strong_20_Emphasis">Error Handling:</text:span> </text:p>
          <text:list>
            <text:list-item>
              <text:p text:style-name="P40">Monitor for failures (e.g., insufficient space) and display appropriate messages. </text:p>
            </text:list-item>
          </text:list>
        </text:list-item>
      </text:list>
      <text:p text:style-name="Horizontal_20_Line"/>
      <text:h text:style-name="Heading_20_2" text:outline-level="2">3. Import Flow</text:h>
      <text:h text:style-name="Heading_20_3" text:outline-level="3">A. USB Drive Detection &amp; Selection (Import)</text:h>
      <text:p text:style-name="Text_20_body"><text:span text:style-name="Strong_20_Emphasis">Purpose:</text:span><text:line-break/>Identify the USB drive containing the migration bundle.</text:p>
      <text:p text:style-name="Text_20_body"><text:soft-page-break/><text:span text:style-name="Strong_20_Emphasis">Content &amp; Layout:</text:span></text:p>
      <text:list text:style-name="L22">
        <text:list-item>
          <text:p text:style-name="P43">Display a list of available USB drives (similar to the export flow). </text:p>
        </text:list-item>
        <text:list-item>
          <text:p text:style-name="P42">Prompt: “Please enter the number of the USB drive that contains your backup.” </text:p>
        </text:list-item>
      </text:list>
      <text:p text:style-name="Text_20_body"><text:span text:style-name="Strong_20_Emphasis">User Interaction:</text:span></text:p>
      <text:list text:style-name="L23">
        <text:list-item>
          <text:p text:style-name="P44">The user selects the USB drive and then confirms with a yes/no prompt. </text:p>
        </text:list-item>
      </text:list>
      <text:p text:style-name="Text_20_body"><text:span text:style-name="Strong_20_Emphasis">Technical Details:</text:span></text:p>
      <text:list text:style-name="L24">
        <text:list-item>
          <text:p text:style-name="P46"><text:span text:style-name="Strong_20_Emphasis">Reuse USB Detection Logic:</text:span> </text:p>
          <text:list>
            <text:list-item>
              <text:p text:style-name="P46">Use the same scanning methods as in the export flow. </text:p>
            </text:list-item>
          </text:list>
        </text:list-item>
        <text:list-item>
          <text:p text:style-name="P46"><text:span text:style-name="Strong_20_Emphasis">Validation:</text:span> </text:p>
          <text:list>
            <text:list-item>
              <text:p text:style-name="P45">Verify that the selected USB drive is still mounted and accessible. </text:p>
            </text:list-item>
          </text:list>
        </text:list-item>
      </text:list>
      <text:h text:style-name="Heading_20_3" text:outline-level="3">B. Migration Bundle Verification (Import)</text:h>
      <text:p text:style-name="Text_20_body"><text:span text:style-name="Strong_20_Emphasis">Purpose:</text:span><text:line-break/>Ensure a valid migration bundle exists on the selected USB drive.</text:p>
      <text:p text:style-name="Text_20_body"><text:span text:style-name="Strong_20_Emphasis">Content &amp; Layout:</text:span></text:p>
      <text:list text:style-name="L25">
        <text:list-item>
          <text:p text:style-name="P48">Display metadata from the migration bundle: </text:p>
          <text:list>
            <text:list-item>
              <text:p text:style-name="P48">Creation date/time. </text:p>
            </text:list-item>
            <text:list-item>
              <text:p text:style-name="P48">Source Linux distribution. </text:p>
            </text:list-item>
            <text:list-item>
              <text:p text:style-name="P48">Included items summary. </text:p>
            </text:list-item>
          </text:list>
        </text:list-item>
        <text:list-item>
          <text:p text:style-name="P47">Prompt: “Do you wish to proceed with restoring this backup? [Y] Yes / [N] No.” </text:p>
        </text:list-item>
      </text:list>
      <text:p text:style-name="Text_20_body"><text:span text:style-name="Strong_20_Emphasis">User Interaction:</text:span></text:p>
      <text:list text:style-name="L26">
        <text:list-item>
          <text:p text:style-name="P50">The user confirms the restoration. </text:p>
        </text:list-item>
        <text:list-item>
          <text:p text:style-name="P49">If “N,” return to Main Menu. </text:p>
        </text:list-item>
      </text:list>
      <text:p text:style-name="Text_20_body"><text:span text:style-name="Strong_20_Emphasis">Technical Details:</text:span></text:p>
      <text:list text:style-name="L27">
        <text:list-item>
          <text:p text:style-name="P52"><text:span text:style-name="Strong_20_Emphasis">Bundle Parsing:</text:span> </text:p>
          <text:list>
            <text:list-item>
              <text:p text:style-name="P52">Read the manifest file (e.g., a JSON or plain text file) from the USB drive. </text:p>
            </text:list-item>
          </text:list>
        </text:list-item>
        <text:list-item>
          <text:p text:style-name="P52"><text:span text:style-name="Strong_20_Emphasis">Checksum/Validation:</text:span> </text:p>
          <text:list>
            <text:list-item>
              <text:p text:style-name="P51">Optionally compute and compare checksums to ensure integrity. </text:p>
            </text:list-item>
          </text:list>
        </text:list-item>
      </text:list>
      <text:h text:style-name="Heading_20_3" text:outline-level="3">C. File &amp; Configuration Restoration (Import)</text:h>
      <text:p text:style-name="Text_20_body"><text:span text:style-name="Strong_20_Emphasis">Purpose:</text:span><text:line-break/>Restore the backed-up files and configuration settings.</text:p>
      <text:p text:style-name="Text_20_body"><text:span text:style-name="Strong_20_Emphasis">Content &amp; Layout:</text:span></text:p>
      <text:list text:style-name="L28">
        <text:list-item>
          <text:p text:style-name="P54">Show a preview list of files/folders to be restored. </text:p>
        </text:list-item>
        <text:list-item>
          <text:p text:style-name="P54">Inform the user of conflict resolution (e.g., “Existing file found; will create a backup before replacing”). </text:p>
        </text:list-item>
        <text:list-item>
          <text:p text:style-name="P53">Prompt: “Restore files and configurations? [Y] Yes / [N] No.” </text:p>
        </text:list-item>
      </text:list>
      <text:p text:style-name="Text_20_body"><text:span text:style-name="Strong_20_Emphasis">User Interaction:</text:span></text:p>
      <text:list text:style-name="L29">
        <text:list-item>
          <text:p text:style-name="P56"><text:soft-page-break/>The user confirms to start restoration. </text:p>
        </text:list-item>
        <text:list-item>
          <text:p text:style-name="P55">For each conflict, present an individual prompt (if not automatically handled). </text:p>
        </text:list-item>
      </text:list>
      <text:p text:style-name="Text_20_body"><text:span text:style-name="Strong_20_Emphasis">Technical Details:</text:span></text:p>
      <text:list text:style-name="L30">
        <text:list-item>
          <text:p text:style-name="P58"><text:span text:style-name="Strong_20_Emphasis">File Extraction:</text:span> </text:p>
          <text:list>
            <text:list-item>
              <text:p text:style-name="P58">Use tar (or similar) to extract files while preserving permissions. </text:p>
            </text:list-item>
          </text:list>
        </text:list-item>
        <text:list-item>
          <text:p text:style-name="P58"><text:span text:style-name="Strong_20_Emphasis">Conflict Resolution:</text:span> </text:p>
          <text:list>
            <text:list-item>
              <text:p text:style-name="P58">Check if a file already exists (using file I/O operations). </text:p>
            </text:list-item>
            <text:list-item>
              <text:p text:style-name="P58">If a conflict exists, automatically rename the current file (e.g., append <text:span text:style-name="Source_20_Text">.backup</text:span>) or prompt the user. </text:p>
            </text:list-item>
          </text:list>
        </text:list-item>
        <text:list-item>
          <text:p text:style-name="P58"><text:span text:style-name="Strong_20_Emphasis">Error Checking:</text:span> </text:p>
          <text:list>
            <text:list-item>
              <text:p text:style-name="P57">Validate that all files are restored successfully; log any errors. </text:p>
            </text:list-item>
          </text:list>
        </text:list-item>
      </text:list>
      <text:h text:style-name="Heading_20_3" text:outline-level="3">D. Application Reinstallation (Import)</text:h>
      <text:p text:style-name="Text_20_body"><text:span text:style-name="Strong_20_Emphasis">Purpose:</text:span><text:line-break/>Reinstall the list of applications from the migration bundle.</text:p>
      <text:p text:style-name="Text_20_body"><text:span text:style-name="Strong_20_Emphasis">Content &amp; Layout:</text:span></text:p>
      <text:list text:style-name="L31">
        <text:list-item>
          <text:p text:style-name="P60">First, prompt the user to choose the preferred installation method: </text:p>
          <text:list>
            <text:list-item>
              <text:p text:style-name="P60"><text:span text:style-name="Strong_20_Emphasis">Native installation:</text:span> (via the distro’s package manager) </text:p>
            </text:list-item>
            <text:list-item>
              <text:p text:style-name="P60"><text:span text:style-name="Strong_20_Emphasis">Flatpak installation:</text:span> (via Flathub) </text:p>
            </text:list-item>
          </text:list>
        </text:list-item>
        <text:list-item>
          <text:p text:style-name="P60">For each application, display status messages: </text:p>
          <text:list>
            <text:list-item>
              <text:p text:style-name="P60">“Installing Firefox: Checking native repository… Found! Installing via APT… Success!” </text:p>
            </text:list-item>
            <text:list-item>
              <text:p text:style-name="P59">If not found using the primary method, display: “Not found in primary repository. Checking alternative…” </text:p>
            </text:list-item>
          </text:list>
        </text:list-item>
      </text:list>
      <text:p text:style-name="Text_20_body"><text:span text:style-name="Strong_20_Emphasis">User Interaction:</text:span></text:p>
      <text:list text:style-name="L32">
        <text:list-item>
          <text:p text:style-name="P62">The user selects the initial installation method. </text:p>
        </text:list-item>
        <text:list-item>
          <text:p text:style-name="P61">The process is then automated with visible status messages. </text:p>
        </text:list-item>
      </text:list>
      <text:p text:style-name="Text_20_body"><text:span text:style-name="Strong_20_Emphasis">Technical Details:</text:span></text:p>
      <text:list text:style-name="L33">
        <text:list-item>
          <text:p text:style-name="P64"><text:span text:style-name="Strong_20_Emphasis">Package Manager Querying:</text:span> </text:p>
          <text:list>
            <text:list-item>
              <text:p text:style-name="P64">Use the earlier detected package manager (from running <text:span text:style-name="Source_20_Text">which apt</text:span>, etc.) to query for application availability (e.g., with <text:span text:style-name="Source_20_Text">apt-cache search</text:span> or <text:span text:style-name="Source_20_Text">dnf search</text:span>). </text:p>
            </text:list-item>
          </text:list>
        </text:list-item>
        <text:list-item>
          <text:p text:style-name="P64"><text:span text:style-name="Strong_20_Emphasis">Flatpak Querying:</text:span> </text:p>
          <text:list>
            <text:list-item>
              <text:p text:style-name="P64">For Flatpak, use commands such as <text:span text:style-name="Source_20_Text">flatpak search &lt;application&gt;</text:span> against Flathub. </text:p>
            </text:list-item>
          </text:list>
        </text:list-item>
        <text:list-item>
          <text:p text:style-name="P64"><text:span text:style-name="Strong_20_Emphasis">Fallback Mechanism:</text:span> </text:p>
          <text:list>
            <text:list-item>
              <text:p text:style-name="P64">If the application isn’t found via the preferred method, automatically query the alternative repository. </text:p>
            </text:list-item>
          </text:list>
        </text:list-item>
        <text:list-item>
          <text:p text:style-name="P64"><text:span text:style-name="Strong_20_Emphasis">Installation Commands:</text:span> </text:p>
          <text:list>
            <text:list-item>
              <text:p text:style-name="P64">For native installation, run commands like <text:span text:style-name="Source_20_Text">sudo apt install &lt;package&gt;</text:span> (or the equivalent). </text:p>
            </text:list-item>
            <text:list-item>
              <text:p text:style-name="P64">For Flatpak installation, run <text:span text:style-name="Source_20_Text">flatpak install flathub &lt;application&gt;</text:span>. </text:p>
            </text:list-item>
          </text:list>
        </text:list-item>
        <text:list-item>
          <text:p text:style-name="P64"><text:soft-page-break/><text:span text:style-name="Strong_20_Emphasis">Logging:</text:span> </text:p>
          <text:list>
            <text:list-item>
              <text:p text:style-name="P63">Capture the output of each installation command and display concise status messages. </text:p>
            </text:list-item>
          </text:list>
        </text:list-item>
      </text:list>
      <text:h text:style-name="Heading_20_3" text:outline-level="3">E. Final Summary &amp; Next Steps (Import)</text:h>
      <text:p text:style-name="Text_20_body"><text:span text:style-name="Strong_20_Emphasis">Purpose:</text:span><text:line-break/>Provide a summary of the restoration and guide the user regarding any additional actions.</text:p>
      <text:p text:style-name="Text_20_body"><text:span text:style-name="Strong_20_Emphasis">Content &amp; Layout:</text:span></text:p>
      <text:list text:style-name="L34">
        <text:list-item>
          <text:p text:style-name="P66">Display a summary including: </text:p>
          <text:list>
            <text:list-item>
              <text:p text:style-name="P66">Number of files restored. </text:p>
            </text:list-item>
            <text:list-item>
              <text:p text:style-name="P66">Number of applications installed (with a breakdown of native vs. Flatpak installations). </text:p>
            </text:list-item>
            <text:list-item>
              <text:p text:style-name="P66">List any applications that could not be restored. </text:p>
            </text:list-item>
          </text:list>
        </text:list-item>
        <text:list-item>
          <text:p text:style-name="P65">Prompt: “It is recommended to reboot your system for changes to take effect. Would you like to reboot now? [Y] Yes / [N] No.” </text:p>
        </text:list-item>
      </text:list>
      <text:p text:style-name="Text_20_body"><text:span text:style-name="Strong_20_Emphasis">User Interaction:</text:span></text:p>
      <text:list text:style-name="L35">
        <text:list-item>
          <text:p text:style-name="P68">The user selects whether to reboot immediately. </text:p>
        </text:list-item>
        <text:list-item>
          <text:p text:style-name="P67">A final “Thank you” message is shown, followed by a return to the Main Menu or termination. </text:p>
        </text:list-item>
      </text:list>
      <text:p text:style-name="Text_20_body"><text:span text:style-name="Strong_20_Emphasis">Technical Details:</text:span></text:p>
      <text:list text:style-name="L36">
        <text:list-item>
          <text:p text:style-name="P70"><text:span text:style-name="Strong_20_Emphasis">Summary Generation:</text:span> </text:p>
          <text:list>
            <text:list-item>
              <text:p text:style-name="P70">Use counters and logs maintained during the restoration process to compile the summary. </text:p>
            </text:list-item>
          </text:list>
        </text:list-item>
        <text:list-item>
          <text:p text:style-name="P70"><text:span text:style-name="Strong_20_Emphasis">Reboot Handling:</text:span> </text:p>
          <text:list>
            <text:list-item>
              <text:p text:style-name="P69">If the user opts to reboot and the system supports it, trigger a system reboot command (e.g., <text:span text:style-name="Source_20_Text">sudo reboot</text:span>). </text:p>
            </text:list-item>
          </text:list>
        </text:list-item>
      </text:list>
      <text:p text:style-name="Horizontal_20_Line"/>
      <text:h text:style-name="Heading_20_2" text:outline-level="2">4. Help/Instructions Screen</text:h>
      <text:p text:style-name="Text_20_body"><text:span text:style-name="Strong_20_Emphasis">Purpose:</text:span><text:line-break/>Offer detailed usage instructions and troubleshooting tips.</text:p>
      <text:p text:style-name="Text_20_body"><text:span text:style-name="Strong_20_Emphasis">Content &amp; Layout:</text:span></text:p>
      <text:list text:style-name="L37">
        <text:list-item>
          <text:p text:style-name="P72">Full-text instructions covering: </text:p>
          <text:list>
            <text:list-item>
              <text:p text:style-name="P72">How the export (backup) process works. </text:p>
            </text:list-item>
            <text:list-item>
              <text:p text:style-name="P72">How the import (restore) process works. </text:p>
            </text:list-item>
            <text:list-item>
              <text:p text:style-name="P72">Common issues and troubleshooting (e.g., USB drive issues, insufficient space). </text:p>
            </text:list-item>
          </text:list>
        </text:list-item>
        <text:list-item>
          <text:p text:style-name="P71">A prompt to “Press any key to return to the Main Menu.” </text:p>
        </text:list-item>
      </text:list>
      <text:p text:style-name="Text_20_body"><text:span text:style-name="Strong_20_Emphasis">User Interaction:</text:span></text:p>
      <text:list text:style-name="L38">
        <text:list-item>
          <text:p text:style-name="P73">The user reads the instructions and presses a key to return. </text:p>
        </text:list-item>
      </text:list>
      <text:p text:style-name="Text_20_body"><text:soft-page-break/><text:span text:style-name="Strong_20_Emphasis">Technical Details:</text:span></text:p>
      <text:list text:style-name="L39">
        <text:list-item>
          <text:p text:style-name="P75"><text:span text:style-name="Strong_20_Emphasis">Static Content:</text:span> </text:p>
          <text:list>
            <text:list-item>
              <text:p text:style-name="P75">Store help content in a text file or embed it directly in the code. </text:p>
            </text:list-item>
          </text:list>
        </text:list-item>
        <text:list-item>
          <text:p text:style-name="P75"><text:span text:style-name="Strong_20_Emphasis">Navigation:</text:span> </text:p>
          <text:list>
            <text:list-item>
              <text:p text:style-name="P74">Capture keypress events to return to the Main Menu. </text:p>
            </text:list-item>
          </text:list>
        </text:list-item>
      </text:list>
      <text:p text:style-name="Horizontal_20_Line"/>
      <text:h text:style-name="Heading_20_2" text:outline-level="2">5. Exit Confirmation</text:h>
      <text:p text:style-name="Text_20_body"><text:span text:style-name="Strong_20_Emphasis">Purpose:</text:span><text:line-break/>Confirm that the user wishes to exit the application.</text:p>
      <text:p text:style-name="Text_20_body"><text:span text:style-name="Strong_20_Emphasis">Content &amp; Layout:</text:span></text:p>
      <text:list text:style-name="L40">
        <text:list-item>
          <text:p text:style-name="P77">Display a confirmation message: “Are you sure you want to exit the Linux Migration Tool?” </text:p>
        </text:list-item>
        <text:list-item>
          <text:p text:style-name="P77">Options: </text:p>
          <text:list>
            <text:list-item>
              <text:p text:style-name="P77">[Y] Yes, exit. </text:p>
            </text:list-item>
            <text:list-item>
              <text:p text:style-name="P76">[N] No, return to Main Menu. </text:p>
            </text:list-item>
          </text:list>
        </text:list-item>
      </text:list>
      <text:p text:style-name="Text_20_body"><text:span text:style-name="Strong_20_Emphasis">User Interaction:</text:span></text:p>
      <text:list text:style-name="L41">
        <text:list-item>
          <text:p text:style-name="P79">The user inputs Y or N. </text:p>
        </text:list-item>
        <text:list-item>
          <text:p text:style-name="P79">If “Y,” terminate the application. </text:p>
        </text:list-item>
        <text:list-item>
          <text:p text:style-name="P78">If “N,” return to the Main Menu. </text:p>
        </text:list-item>
      </text:list>
      <text:p text:style-name="Text_20_body"><text:span text:style-name="Strong_20_Emphasis">Technical Details:</text:span></text:p>
      <text:list text:style-name="L42">
        <text:list-item>
          <text:p text:style-name="P81"><text:span text:style-name="Strong_20_Emphasis">Input Handling:</text:span> </text:p>
          <text:list>
            <text:list-item>
              <text:p text:style-name="P81">Monitor user input and execute the exit command if confirmed. </text:p>
            </text:list-item>
          </text:list>
        </text:list-item>
        <text:list-item>
          <text:p text:style-name="P81"><text:span text:style-name="Strong_20_Emphasis">Graceful Shutdown:</text:span> </text:p>
          <text:list>
            <text:list-item>
              <text:p text:style-name="P80">Ensure all resources (files, USB connections) are properly closed before termination. </text:p>
            </text:list-item>
          </text:list>
        </text:list-item>
      </text:list>
      <text:p text:style-name="Horizontal_20_Line"/>
      <text:h text:style-name="Heading_20_2" text:outline-level="2">6. Error &amp; Notification Handling (Reusable Element)</text:h>
      <text:p text:style-name="Text_20_body"><text:span text:style-name="Strong_20_Emphasis">Purpose:</text:span><text:line-break/>Provide clear feedback when errors occur or special notifications need to be shown.</text:p>
      <text:p text:style-name="Text_20_body"><text:span text:style-name="Strong_20_Emphasis">Content &amp; Layout:</text:span></text:p>
      <text:list text:style-name="L43">
        <text:list-item>
          <text:p text:style-name="P83">Consistent error/notification messages with a header (e.g., “Error” or “Notification”). </text:p>
        </text:list-item>
        <text:list-item>
          <text:p text:style-name="P83">A plain-language description of the issue. </text:p>
        </text:list-item>
        <text:list-item>
          <text:p text:style-name="P83">Options to: </text:p>
          <text:list>
            <text:list-item>
              <text:p text:style-name="P83">Retry the operation ([R]). </text:p>
            </text:list-item>
            <text:list-item>
              <text:p text:style-name="P82">Return to the Main Menu ([M]). </text:p>
            </text:list-item>
          </text:list>
        </text:list-item>
      </text:list>
      <text:p text:style-name="Text_20_body"><text:span text:style-name="Strong_20_Emphasis">User Interaction:</text:span></text:p>
      <text:list text:style-name="L44">
        <text:list-item>
          <text:p text:style-name="P85">The user selects the appropriate option. </text:p>
        </text:list-item>
        <text:list-item>
          <text:p text:style-name="P84">The tool then either retries the current step or navigates back to the Main Menu. </text:p>
        </text:list-item>
      </text:list>
      <text:p text:style-name="Text_20_body"><text:soft-page-break/><text:span text:style-name="Strong_20_Emphasis">Technical Details:</text:span></text:p>
      <text:list text:style-name="L45">
        <text:list-item>
          <text:p text:style-name="P87"><text:span text:style-name="Strong_20_Emphasis">Error Detection:</text:span> </text:p>
          <text:list>
            <text:list-item>
              <text:p text:style-name="P87">Monitor for issues (e.g., USB drive disconnection, insufficient free space, permission errors). </text:p>
            </text:list-item>
          </text:list>
        </text:list-item>
        <text:list-item>
          <text:p text:style-name="P87"><text:span text:style-name="Strong_20_Emphasis">Logging &amp; Recovery:</text:span> </text:p>
          <text:list>
            <text:list-item>
              <text:p text:style-name="P87">Log error details and provide clear messages. </text:p>
            </text:list-item>
            <text:list-item>
              <text:p text:style-name="P86">Use conditional branching in the code to allow for retries or safe exits. </text:p>
            </text:list-item>
          </text:list>
        </text:list-item>
      </text:list>
      <text:p text:style-name="Horizontal_20_Line"/>
      <text:h text:style-name="Heading_20_2" text:outline-level="2">Summary</text:h>
      <text:p text:style-name="Text_20_body">This descriptive list outlines every screen and interaction for the Linux Migration Tool, along with the technical details needed to implement each feature. Developers can use this blueprint to:</text:p>
      <text:list text:style-name="L46">
        <text:list-item>
          <text:p text:style-name="P89">Build a guided, menu-driven CLI application with clear, friendly instructions. </text:p>
        </text:list-item>
        <text:list-item>
          <text:p text:style-name="P89">Integrate system commands (such as <text:span text:style-name="Source_20_Text">which</text:span>, <text:span text:style-name="Source_20_Text">apt-cache search</text:span>, <text:span text:style-name="Source_20_Text">flatpak search</text:span>) to detect package managers and query repositories. </text:p>
        </text:list-item>
        <text:list-item>
          <text:p text:style-name="P89">Handle file system operations, USB drive detection, and backup/restoration tasks. </text:p>
        </text:list-item>
        <text:list-item>
          <text:p text:style-name="P88">Provide robust error handling and user notifications throughout the process. </text:p>
        </text:list-item>
      </text:list>
      <text:p text:style-name="Text_20_body">This comprehensive blueprint ensures that both the UX and technical implementations are clearly defined, allowing for a consistent and user-friendly application that caters to users of all technical levels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sv" fo:country="S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sv" fo:country="S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6T17:21:07.804037086</meta:creation-date>
    <dc:date>2025-02-06T17:21:42.459899646</dc:date>
    <meta:editing-duration>PT35S</meta:editing-duration>
    <meta:editing-cycles>1</meta:editing-cycles>
    <meta:document-statistic meta:table-count="0" meta:image-count="0" meta:object-count="0" meta:page-count="9" meta:paragraph-count="262" meta:word-count="2017" meta:character-count="12476" meta:non-whitespace-character-count="10718"/>
    <meta:generator>LibreOffice/24.2.7.2$Linux_X86_64 LibreOffice_project/420$Build-2</meta:generator>
  </office:meta>
</office:document-meta>
</file>